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text-properties officeooo:rsid="000d6c5c" officeooo:paragraph-rsid="000d6c5c"/>
    </style:style>
    <style:style style:name="P3" style:family="paragraph" style:parent-style-name="Preformatted_20_Text">
      <style:paragraph-properties fo:margin-top="0cm" fo:margin-bottom="0.499cm" loext:contextual-spacing="false" style:writing-mode="lr-tb"/>
    </style:style>
    <style:style style:name="P4" style:family="paragraph" style:parent-style-name="Preformatted_20_Text">
      <style:paragraph-properties style:writing-mode="lr-tb"/>
    </style:style>
    <style:style style:name="P5" style:family="paragraph" style:parent-style-name="Text_20_body">
      <style:text-properties fo:language="en" fo:country="US"/>
    </style:style>
    <style:style style:name="P6" style:family="paragraph" style:parent-style-name="Text_20_body" style:list-style-name="L1"/>
    <style:style style:name="P7" style:family="paragraph" style:parent-style-name="Text_20_body">
      <style:text-properties fo:font-weight="bold"/>
    </style:style>
    <style:style style:name="P8" style:family="paragraph" style:parent-style-name="Text_20_body" style:list-style-name="L1">
      <style:paragraph-properties fo:margin-top="0cm" fo:margin-bottom="0cm" loext:contextual-spacing="false"/>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reating a Stand-alone Application</text:h>
      <text:h text:style-name="Heading_20_3" text:outline-level="3"><text:bookmark text:name="tagline"/>De Joomla! Documentation</text:h>
      <text:section text:style-name="Sect1" text:name="social">
        <text:p text:style-name="Text_20_body"/>
      </text:section>
      <text:section text:style-name="Sect1" text:name="ad">
        <text:p text:style-name="Text_20_body"/>
        <text:section text:style-name="Sect1" text:name="carbonads">
          <text:p text:style-name="Text_20_body"><text:a xlink:type="simple" xlink:href="https://srv.carbonads.net/ads/click/x/GTND42JJF67I52QUC6S4YKQNC6AI6K77CYBIEZ3JCYYILKJJC6BI62QKF6AI553ICAAI6K7JC6YD62QECAADP53KC6SD45QIFTYDEK3EHJNCLSIZ?segment=placement:joomlaorg;" office:target-frame-name="_blank" xlink:show="new" text:style-name="Internet_20_link" text:visited-style-name="Visited_20_Internet_20_Link">Ship your code to production in just a few clicks. Get $100 free credit.</text:a><text:a xlink:type="simple" xlink:href="http://carbonads.net/?utm_source=joomlaorg&amp;utm_medium=ad_via_link&amp;utm_campaign=in_unit&amp;utm_term=carbon" office:target-frame-name="_blank" xlink:show="new" text:style-name="Internet_20_link" text:visited-style-name="Visited_20_Internet_20_Link">ads via Carbon</text:a></text:p>
        </text:section>
      </text:section>
      <text:section text:style-name="Sect2" text:name="mw-content-text">
        <text:p text:style-name="P5">This article will allow you to create your first Joomla Framework application, following a step-by-step process outlined below. We’ll assume you’re in an environment that has access to PHP (Mac OS X has this by default), and that you’ve got a connection to the Internet to download the Framework project.</text:p>
        <text:section text:style-name="Sect1" text:name="toc">
          <text:p text:style-name="Text_20_body"/>
          <text:section text:style-name="Sect1" text:name="toctitle">
            <text:h text:style-name="Heading_20_2" text:outline-level="2">Índice</text:h>
          </text:section>
        </text:section>
      </text:section>
      <text:section text:style-name="Sect1" text:name="Seção1">
        <text:list xml:id="list3935541778" text:style-name="L1">
          <text:list-item>
            <text:p text:style-name="P8"><text:bookmark text:name="toc"/><text:a xlink:type="simple" xlink:href="https://docs.joomla.org/Framework:Creating_a_Stand-alone_Application#Step_by_Step" text:style-name="Internet_20_link" text:visited-style-name="Visited_20_Internet_20_Link">1 Step by Step</text:a> </text:p>
          </text:list-item>
          <text:list-item>
            <text:p text:style-name="P8"><text:a xlink:type="simple" xlink:href="https://docs.joomla.org/Framework:Creating_a_Stand-alone_Application#Examples" text:style-name="Internet_20_link" text:visited-style-name="Visited_20_Internet_20_Link">2 Examples</text:a> </text:p>
            <text:list>
              <text:list-item>
                <text:p text:style-name="P8"><text:a xlink:type="simple" xlink:href="https://docs.joomla.org/Framework:Creating_a_Stand-alone_Application#Example_1:_Hello_World_Command_Line_Interface_.28CLI.29_App" text:style-name="Internet_20_link" text:visited-style-name="Visited_20_Internet_20_Link">2.1 Example 1: Hello World Command Line Interface (CLI) App</text:a> </text:p>
              </text:list-item>
              <text:list-item>
                <text:p text:style-name="P8"><text:a xlink:type="simple" xlink:href="https://docs.joomla.org/Framework:Creating_a_Stand-alone_Application#Example_2:_Drawing_cool_things_in_the_Terminal_Screen" text:style-name="Internet_20_link" text:visited-style-name="Visited_20_Internet_20_Link">2.2 Example 2: Drawing cool things in the Terminal Screen</text:a> </text:p>
              </text:list-item>
              <text:list-item>
                <text:p text:style-name="P8"><text:a xlink:type="simple" xlink:href="https://docs.joomla.org/Framework:Creating_a_Stand-alone_Application#Example_3:_Hello_World_using_a_var_to_save_your_name" text:style-name="Internet_20_link" text:visited-style-name="Visited_20_Internet_20_Link">2.3 Example 3: Hello World using a var to save your name</text:a> </text:p>
              </text:list-item>
              <text:list-item>
                <text:p text:style-name="P8"><text:a xlink:type="simple" xlink:href="https://docs.joomla.org/Framework:Creating_a_Stand-alone_Application#Example_4:_Get_your_recent_Tweets" text:style-name="Internet_20_link" text:visited-style-name="Visited_20_Internet_20_Link">2.4 Example 4: Get your recent Tweets</text:a> </text:p>
              </text:list-item>
            </text:list>
          </text:list-item>
          <text:list-item>
            <text:p text:style-name="P6"><text:a xlink:type="simple" xlink:href="https://docs.joomla.org/Framework:Creating_a_Stand-alone_Application#Building_a_Web_Application_on_the_Framework" text:style-name="Internet_20_link" text:visited-style-name="Visited_20_Internet_20_Link">3 Building a Web Application on the Framework</text:a> </text:p>
          </text:list-item>
        </text:list>
      </text:section>
      <text:h text:style-name="Heading_20_2" text:outline-level="2"><text:bookmark text:name="Step_by_Step"/>Step by Step</text:h>
      <text:p text:style-name="P7">Step 1: Download the latest Joomla Framework</text:p>
      <text:p text:style-name="Text_20_body">Simply point your Web browser to <text:a xlink:type="simple" xlink:href="http://github.com/joomla/joomla-Framework" office:target-frame-name="_blank" xlink:show="new" text:style-name="Internet_20_link" text:visited-style-name="Visited_20_Internet_20_Link">http://github.com/joomla/joomla-Framework</text:a> and then click on the “Downloads” button. In the pop-up window that appears, click on either the “Download .tar.gz” button or the “Download .zip” button, depending on your preference.</text:p>
      <text:p text:style-name="P7">Step 2: Extract the Joomla Framework in your own environment</text:p>
      <text:p text:style-name="Text_20_body">After you’ve downloaded the file, extract it in the location of your choosing.</text:p>
      <text:p text:style-name="P7">Step 3: Create a new file</text:p>
      <text:p text:style-name="Text_20_body">Create a folder named ‘examples’ within the root directory where you extracted the Joomla Framework. Using your favourite text/code editor, copy/paste code from the following examples (one at a time) into a new file. (Name the file as: ‘helloworld.php‘ or other name that you prefer).</text:p>
      <text:p text:style-name="P7">Step 4: Execute your application from the command line interface (CLI)</text:p>
      <text:p text:style-name="Text_20_body">Using your favourite CLI (maybe Terminal on the Mac, or PuTTy on Windows), navigate to the ‘examples’ folder where you saved your file. Type “php helloword.php” (or whatever you named your file) and click the enter key on your keyboard.</text:p>
      <text:p text:style-name="P7">Step 5: Read the result on your screen, savor the moment</text:p>
      <text:p text:style-name="P7"><text:soft-page-break/>Step 6: Tweet your success</text:p>
      <text:p text:style-name="Text_20_body">Tell the world that you just made your first successful Joomla Framework app by tweeting the following: “OMG, I just wrote a #jFramework app! #joomla”</text:p>
      <text:p text:style-name="P7">Step 7: Add to the collection</text:p>
      <text:p text:style-name="Text_20_body">Add your application to the example collection at <text:a xlink:type="simple" xlink:href="http://joomlacode.org/gf/project/Frameworkapps/" office:target-frame-name="_blank" xlink:show="new" text:style-name="Internet_20_link" text:visited-style-name="Visited_20_Internet_20_Link">Framework Examples</text:a></text:p>
      <text:p text:style-name="Horizontal_20_Line"/>
      <text:p text:style-name="Text_20_body">Problems? Check <text:a xlink:type="simple" xlink:href="https://docs.joomla.org/index.php?title=Framework_Applications_Tips_and_Tricks&amp;action=edit&amp;redlink=1" text:style-name="Internet_20_link" text:visited-style-name="Visited_20_Internet_20_Link">Framework Tips and Tricks</text:a></text:p>
      <text:h text:style-name="Heading_20_2" text:outline-level="2"><text:bookmark text:name="Examples"/>Examples</text:h>
      <text:h text:style-name="Heading_20_3" text:outline-level="3"><text:bookmark text:name="Example_1:_Hello_World_Command_Line_Interface_.28CLI.29_App"/>Example 1: Hello World Command Line Interface (CLI) App</text:h>
      <text:p text:style-name="P4">&lt;?php</text:p>
      <text:p text:style-name="P4">define('_JEXEC', 1);</text:p>
      <text:p text:style-name="P4">define('JPATH_BASE', dirname(__FILE__));</text:p>
      <text:p text:style-name="P4"/>
      <text:p text:style-name="P4">require '../libraries/import.php';</text:p>
      <text:p text:style-name="P4"/>
      <text:p text:style-name="P4">class HelloWorld extends JApplicationCli</text:p>
      <text:p text:style-name="P4">{</text:p>
      <text:p text:style-name="P4"><text:s text:c="4"/>public function execute()</text:p>
      <text:p text:style-name="P4"><text:s text:c="4"/>{</text:p>
      <text:p text:style-name="P4"><text:s text:c="8"/>$this-&gt;out('Hello World');</text:p>
      <text:p text:style-name="P4"><text:s text:c="4"/>}</text:p>
      <text:p text:style-name="P4">}</text:p>
      <text:p text:style-name="P4"/>
      <text:p text:style-name="P3">JApplicationCli::getInstance('HelloWorld')-&gt;execute();</text:p>
      <text:h text:style-name="Heading_20_3" text:outline-level="3"><text:bookmark text:name="Example_2:_Drawing_cool_things_in_the_Terminal_Screen"/>Example 2: Drawing cool things in the Terminal Screen</text:h>
      <text:p text:style-name="P4">&lt;?php</text:p>
      <text:p text:style-name="P4">define('_JEXEC', 1);</text:p>
      <text:p text:style-name="P4"><text:s/></text:p>
      <text:p text:style-name="P4">require '../libraries/import.php';</text:p>
      <text:p text:style-name="P4"><text:s/></text:p>
      <text:p text:style-name="P4">class JoomlaRocks extends JApplicationCli</text:p>
      <text:p text:style-name="P4">{</text:p>
      <text:p text:style-name="P4"><text:s text:c="4"/>public function execute()</text:p>
      <text:p text:style-name="P4"><text:s text:c="4"/>{</text:p>
      <text:p text:style-name="P4"><text:s text:c="7"/>$this-&gt;out(' <text:s text:c="2"/>. <text:s text:c="10"/>. <text:s text:c="4"/>.__ <text:s text:c="6"/>| <text:s text:c="5"/>| ');</text:p>
      <text:p text:style-name="P4"><text:s text:c="7"/>$this-&gt;out(' <text:s text:c="2"/>| _ <text:s/>_ ._ _ | _. <text:s/>[__) _ <text:s/>_.|_/ __ | ');</text:p>
      <text:p text:style-name="P4"><text:s text:c="7"/>$this-&gt;out('\__|(_)(_)[ | )|(_] <text:s/>| <text:s/>\(_)(_.| \_) <text:s/>* ');</text:p>
      <text:p text:style-name="P4"><text:s text:c="4"/>}</text:p>
      <text:p text:style-name="P4">}</text:p>
      <text:p text:style-name="P4"><text:s/></text:p>
      <text:p text:style-name="P3">JApplicationCli::getInstance('JoomlaRocks')-&gt;execute();</text:p>
      <text:h text:style-name="Heading_20_3" text:outline-level="3"><text:bookmark text:name="Example_3:_Hello_World_using_a_var_to_save_your_name"/>Example 3: Hello World using a var to save your name</text:h>
      <text:p text:style-name="P4">&lt;?php</text:p>
      <text:p text:style-name="P4">define('_JEXEC', 1);</text:p>
      <text:p text:style-name="P4"/>
      <text:p text:style-name="P4">require '../libraries/import.php';</text:p>
      <text:p text:style-name="P4"/>
      <text:p text:style-name="P4">class HelloYou extends JApplicationCli</text:p>
      <text:p text:style-name="P4"><text:soft-page-break/>{</text:p>
      <text:p text:style-name="P4"><text:s text:c="4"/>public function execute()</text:p>
      <text:p text:style-name="P4"><text:s text:c="4"/>{</text:p>
      <text:p text:style-name="P4"><text:s text:c="7"/>$this-&gt;out('What is your name?');</text:p>
      <text:p text:style-name="P4"><text:s text:c="7"/>$name = $this-&gt;in();</text:p>
      <text:p text:style-name="P4"><text:s text:c="2"/></text:p>
      <text:p text:style-name="P4"><text:s text:c="7"/>$this-&gt;out();</text:p>
      <text:p text:style-name="P4"><text:s text:c="7"/>$this-&gt;out('Hi '.$name.',');</text:p>
      <text:p text:style-name="P4"><text:s text:c="7"/>$this-&gt;out('Welcome to the Joomla Framework!');</text:p>
      <text:p text:style-name="P4"><text:s text:c="7"/>$this-&gt;out();</text:p>
      <text:p text:style-name="P4"><text:s text:c="4"/>}</text:p>
      <text:p text:style-name="P4"><text:s text:c="2"/></text:p>
      <text:p text:style-name="P4"><text:s text:c="4"/>/**</text:p>
      <text:p text:style-name="P4"><text:s text:c="4"/>* We don’t really need configuration for this application.</text:p>
      <text:p text:style-name="P4"><text:s text:c="4"/>*</text:p>
      <text:p text:style-name="P4"><text:s text:c="4"/>* @return <text:s/>void</text:p>
      <text:p text:style-name="P4"><text:s text:c="4"/>*/</text:p>
      <text:p text:style-name="P4"><text:s text:c="4"/>protected function fetchConfigurationData()</text:p>
      <text:p text:style-name="P4"><text:s text:c="4"/>{</text:p>
      <text:p text:style-name="P4"><text:s text:c="7"/>return array();</text:p>
      <text:p text:style-name="P4"><text:s text:c="4"/>}</text:p>
      <text:p text:style-name="P4">}</text:p>
      <text:p text:style-name="P4"/>
      <text:p text:style-name="P3">JApplicationCli::getInstance('HelloYou')-&gt;execute();</text:p>
      <text:h text:style-name="Heading_20_3" text:outline-level="3"><text:bookmark text:name="Example_4:_Get_your_recent_Tweets"/>Example 4: Get your recent Tweets</text:h>
      <text:p text:style-name="P4">&lt;?php</text:p>
      <text:p text:style-name="P4">define('_JEXEC', 1);</text:p>
      <text:p text:style-name="P4"/>
      <text:p text:style-name="P4">require '../libraries/import.php';</text:p>
      <text:p text:style-name="P4"/>
      <text:p text:style-name="P4">class TwitterFeed extends JApplicationCli</text:p>
      <text:p text:style-name="P4">{</text:p>
      <text:p text:style-name="P4"><text:s text:c="4"/>public function execute()</text:p>
      <text:p text:style-name="P4"><text:s text:c="4"/>{</text:p>
      <text:p text:style-name="P4"><text:s text:c="8"/>$this-&gt;out('What is your twitter handle?');</text:p>
      <text:p text:style-name="P4"><text:s text:c="8"/>$username = $this-&gt;in();</text:p>
      <text:p text:style-name="P4"/>
      <text:p text:style-name="P4"><text:s text:c="8"/>$this-&gt;out('How many tweets to view?');</text:p>
      <text:p text:style-name="P4"><text:s text:c="8"/>$count = $this-&gt;in();</text:p>
      <text:p text:style-name="P4"/>
      <text:p text:style-name="P4"><text:s text:c="8"/>$tweets = $this-&gt;latest_tweet($username, $count);</text:p>
      <text:p text:style-name="P4"><text:s text:c="8"/>$this-&gt;out($tweets);</text:p>
      <text:p text:style-name="P4"><text:s text:c="4"/>}</text:p>
      <text:p text:style-name="P4"/>
      <text:p text:style-name="P4"><text:s text:c="4"/>// Get Latest Tweet</text:p>
      <text:p text:style-name="P4"><text:s text:c="4"/>private function latest_tweet($username, $count = 5)</text:p>
      <text:p text:style-name="P4"><text:s text:c="4"/>{</text:p>
      <text:p text:style-name="P4"><text:s text:c="8"/>$url = 'http://twitter.com/statuses/user_timeline/'.$username.'.xml?count='.$count;</text:p>
      <text:p text:style-name="P4"/>
      <text:p text:style-name="P4"><text:s text:c="8"/>$xml = simplexml_load_file($url) or die('could not connect');</text:p>
      <text:p text:style-name="P4"/>
      <text:p text:style-name="P4"><text:s text:c="8"/>$text = '';</text:p>
      <text:p text:style-name="P4"><text:s text:c="8"/></text:p>
      <text:p text:style-name="P4"><text:s text:c="8"/>foreach($xml-&gt;status as $status)</text:p>
      <text:p text:style-name="P4"><text:s text:c="8"/>{</text:p>
      <text:p text:style-name="P4"><text:s text:c="12"/>$text .= $status-&gt;text."\n";</text:p>
      <text:p text:style-name="P4"><text:s text:c="8"/>}</text:p>
      <text:p text:style-name="P4"/>
      <text:p text:style-name="P4"><text:s text:c="8"/>return $text;</text:p>
      <text:p text:style-name="P4"><text:s text:c="4"/>}</text:p>
      <text:p text:style-name="P4"><text:soft-page-break/>}</text:p>
      <text:p text:style-name="P4"/>
      <text:p text:style-name="P3">JApplicationCli::getInstance('TwitterFeed')-&gt;execute();</text:p>
      <text:h text:style-name="Heading_20_2" text:outline-level="2"><text:bookmark text:name="Building_a_Web_Application_on_the_Framework"/>Building a Web Application on the Framework</text:h>
      <text:p text:style-name="Text_20_body">These instructions will allow you to create a minimal web application that does not use a database.</text:p>
      <text:p text:style-name="Text_20_body">Problems? Check <text:a xlink:type="simple" xlink:href="https://docs.joomla.org/index.php?title=Framework_Applications_Tips_and_Tricks&amp;action=edit&amp;redlink=1" text:style-name="Internet_20_link" text:visited-style-name="Visited_20_Internet_20_Link">Framework Tips and Tricks</text:a></text:p>
      <text:p text:style-name="Text_20_body">Download the latest version of the Joomla! Framework from github.</text:p>
      <text:p text:style-name="Text_20_body">Create an <text:span text:style-name="Teletype">index.php</text:span> file in the root with the following starting code:</text:p>
      <text:p text:style-name="P4">define('_JEXEC', 1);</text:p>
      <text:p text:style-name="P4"/>
      <text:p text:style-name="P4">// Fix magic quotes.</text:p>
      <text:p text:style-name="P4">@ini_set('magic_quotes_runtime', 0);</text:p>
      <text:p text:style-name="P4"/>
      <text:p text:style-name="P4">// Maximise error reporting.</text:p>
      <text:p text:style-name="P4">@ini_set('zend.ze1_compatibility_mode', '0');</text:p>
      <text:p text:style-name="P4">error_reporting(E_ALL);</text:p>
      <text:p text:style-name="P4">ini_set('display_errors', 1);</text:p>
      <text:p text:style-name="P4"/>
      <text:p text:style-name="P4">/*</text:p>
      <text:p text:style-name="P4"><text:s/>* Ensure that required path constants are defined.</text:p>
      <text:p text:style-name="P4"><text:s/>*/</text:p>
      <text:p text:style-name="P4">if (!defined('JPATH_BASE'))</text:p>
      <text:p text:style-name="P4">{</text:p>
      <text:p text:style-name="P4"><text:s text:c="8"/>define('JPATH_BASE', realpath(__DIR__));</text:p>
      <text:p text:style-name="P4">}</text:p>
      <text:p text:style-name="P4"/>
      <text:p text:style-name="P4">define('JPATH_LIBRARIES', <text:s text:c="14"/>JPATH_BASE . '/libraries');</text:p>
      <text:p text:style-name="P4"/>
      <text:p text:style-name="P4">/**</text:p>
      <text:p text:style-name="P4"><text:s/>* Import the Framework. This file is usually in JPATH_LIBRARIES </text:p>
      <text:p text:style-name="P4"><text:s/>*/</text:p>
      <text:p text:style-name="P4">require_once JPATH_LIBRARIES . '/import.legacy.php';</text:p>
      <text:p text:style-name="P4"/>
      <text:p text:style-name="P4">/**</text:p>
      <text:p text:style-name="P4"><text:s/>* Import the application.</text:p>
      <text:p text:style-name="P4"><text:s/>*/</text:p>
      <text:p text:style-name="P4">require_once JPATH_BASE.'/includes/application.php';</text:p>
      <text:p text:style-name="P4"/>
      <text:p text:style-name="P4"/>
      <text:p text:style-name="P4">// Instantiate the application.</text:p>
      <text:p text:style-name="P4">$web = MyWebApp::getInstance('MyWebApp');</text:p>
      <text:p text:style-name="P4"/>
      <text:p text:style-name="P4">// Run the application</text:p>
      <text:p text:style-name="P3">$web-&gt;execute();</text:p>
      <text:p text:style-name="Text_20_body">Now create a folder <text:span text:style-name="Teletype">includes</text:span> in the root and inside it a file <text:span text:style-name="Teletype">application.php</text:span> with the following code:</text:p>
      <text:p text:style-name="P4">/**</text:p>
      <text:p text:style-name="P4"><text:s/>* Override the doExecute method from JApplicationWeb. Here you define what your application does. </text:p>
      <text:p text:style-name="P4"><text:s/>*/</text:p>
      <text:p text:style-name="P4">class MyWebApp extends JApplicationWeb</text:p>
      <text:p text:style-name="P4">{</text:p>
      <text:p text:style-name="P4"><text:s text:c="16"/>/**</text:p>
      <text:p text:style-name="P4"><text:soft-page-break/><text:s text:c="17"/>* Display the application.</text:p>
      <text:p text:style-name="P4"><text:s text:c="17"/>*/</text:p>
      <text:p text:style-name="P4"><text:s text:c="16"/>protected function doExecute(){</text:p>
      <text:p text:style-name="P4"><text:s text:c="24"/></text:p>
      <text:p text:style-name="P4"><text:s text:c="24"/>$this-&gt;setBody(</text:p>
      <text:p text:style-name="P4"><text:s text:c="32"/>'&lt;h1&gt;My Web Application&lt;/h1&gt;'.</text:p>
      <text:p text:style-name="P4"><text:s text:c="32"/>'The current URL is '.JUri::current().'&lt;br/&gt;'.</text:p>
      <text:p text:style-name="P4"><text:s text:c="32"/>'The date is '. JFactory::getDate('now')</text:p>
      <text:p text:style-name="P4"><text:s text:c="24"/>);</text:p>
      <text:p text:style-name="P4"><text:s text:c="16"/>}</text:p>
      <text:p text:style-name="P3">}</text:p>
      <text:p text:style-name="Text_20_body">If you browse to the web page you should see the heading followed by the two sentences, including the url and the date.</text:p>
      <text:p text:style-name="Standard"><text:a xlink:type="simple" xlink:href="https://docs.joomla.org/Framework:Creating_a_Stand-alone_Application" text:style-name="Internet_20_link" text:visited-style-name="Visited_20_Internet_20_Link">https://docs.joomla.org/Framework:Creating_a_Stand-alone_Application</text:a></text:p>
      <text:p text:style-name="Standard"/>
      <text:p text:style-name="Standard"/>
      <text:p text:style-name="P1">composer create-project --prefer-dist joomla/framework myAwesomeApp</text:p>
      <text:p text:style-name="P2">Instalar pacotes</text:p>
      <text:p text:style-name="P1">composer require joomla/packagename:version</text:p>
      <text:h text:style-name="Heading_20_3" text:outline-level="3"><text:bookmark text:name="user-content-full-installation-via-git"/>Full Installation Via Git</text:h>
      <text:p text:style-name="Text_20_body"><text:span text:style-name="Source_20_Text">git clone git://github.com/joomla/joomla-framework.git</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5T17:29:40.671120872</meta:creation-date>
    <dc:date>2021-04-25T17:35:33.949551870</dc:date>
    <meta:editing-duration>PT5M54S</meta:editing-duration>
    <meta:editing-cycles>2</meta:editing-cycles>
    <meta:generator>LibreOffice/6.4.7.2$Linux_X86_64 LibreOffice_project/40$Build-2</meta:generator>
    <meta:document-statistic meta:table-count="0" meta:image-count="0" meta:object-count="0" meta:page-count="5" meta:paragraph-count="173" meta:word-count="831" meta:character-count="6561" meta:non-whitespace-character-count="5274"/>
  </office:meta>
</office:document-meta>
</file>